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start" style:justify-single-word="false">
        <style:tab-stops>
          <style:tab-stop style:position="6.111in"/>
        </style:tab-stops>
      </style:paragraph-properties>
      <style:text-properties officeooo:rsid="000e8efe" officeooo:paragraph-rsid="000e8efe"/>
    </style:style>
    <style:style style:name="P2" style:family="paragraph" style:parent-style-name="Standard">
      <style:paragraph-properties fo:text-align="start" style:justify-single-word="false">
        <style:tab-stops>
          <style:tab-stop style:position="6.111in"/>
        </style:tab-stops>
      </style:paragraph-properties>
      <style:text-properties fo:font-size="11pt" officeooo:rsid="000e8efe" officeooo:paragraph-rsid="000e8efe" style:font-size-asian="11pt" style:font-size-complex="11pt"/>
    </style:style>
    <style:style style:name="P3" style:family="paragraph" style:parent-style-name="Standard">
      <style:paragraph-properties fo:text-align="center" style:justify-single-word="false"/>
      <style:text-properties fo:font-weight="bold" officeooo:rsid="000e8efe" officeooo:paragraph-rsid="000e8efe" style:font-weight-asian="bold" style:font-weight-complex="bold"/>
    </style:style>
    <style:style style:name="P4" style:family="paragraph" style:parent-style-name="Standard">
      <style:paragraph-properties fo:text-align="center" style:justify-single-word="false"/>
      <style:text-properties fo:font-size="11pt" officeooo:rsid="000e8efe" officeooo:paragraph-rsid="000e8efe" style:font-size-asian="11pt" style:font-size-complex="11pt"/>
    </style:style>
    <style:style style:name="P5" style:family="paragraph" style:parent-style-name="Standard">
      <style:paragraph-properties fo:text-align="center" style:justify-single-word="false">
        <style:tab-stops>
          <style:tab-stop style:position="6.111in"/>
        </style:tab-stops>
      </style:paragraph-properties>
      <style:text-properties fo:font-size="11pt" officeooo:rsid="000e8efe" officeooo:paragraph-rsid="000e8efe" style:font-size-asian="11pt" style:font-size-complex="11pt"/>
    </style:style>
    <style:style style:name="T1" style:family="text">
      <style:text-properties fo:font-size="10pt" style:font-size-asian="10pt" style:font-size-complex="10pt"/>
    </style:style>
    <style:style style:name="T2" style:family="text">
      <style:text-properties fo:font-size="10pt" officeooo:rsid="000e8efe" style:font-size-asian="10pt" style:font-size-complex="10pt"/>
    </style:style>
    <style:style style:name="T3" style:family="text">
      <style:text-properties fo:font-size="10pt" officeooo:rsid="000eeab5" style:font-size-asian="10pt" style:font-size-complex="10pt"/>
    </style:style>
    <style:style style:name="T4" style:family="text">
      <style:text-properties fo:font-size="10pt" fo:font-style="italic" officeooo:rsid="000eeab5" style:font-size-asian="10pt" style:font-style-asian="italic" style:font-size-complex="10pt" style:font-style-complex="italic"/>
    </style:style>
    <style:style style:name="T5" style:family="text">
      <style:text-properties fo:font-size="10pt" fo:font-style="normal" officeooo:rsid="000eeab5" style:font-size-asian="10pt" style:font-style-asian="normal" style:font-size-complex="10pt"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sponse to “China’s population is shrinking and its economy is losing ground”</text:p>
      <text:p text:style-name="P4">From “The Economist” </text:p>
      <text:p text:style-name="P5">Ryan Cummings</text:p>
      <text:p text:style-name="P5">1/20/2024</text:p>
      <text:p text:style-name="P2"/>
      <text:p text:style-name="Standard"><text:tab/><text:span text:style-name="T1">The article extensively quotes Li Qiang, the Prime Minister of China and former head of the Chinese Communist Party in Shanghai. <text:s/></text:span><text:span text:style-name="T2">His political position and audience, in this case the World Economic Forum in Davos, leads to precisely the use of numbers and statistics that Joel Best’s excerpt from “Damned Lies and Statistics” discussed. <text:s/>In particular, Qiang has strong incentives to show economic data and COVID death rates as better than they likely are. <text:s/>Qiang </text:span><text:span text:style-name="T3">and the government of China </text:span><text:span text:style-name="T2">trea</text:span><text:span text:style-name="T3">t those who are interested in their economic data as innumerate even in the instance that they are not. <text:s/>Numbers provided by China as social statistics serve the interests of the parties providing the numbers.</text:span></text:p>
      <text:p text:style-name="Standard"><text:span text:style-name="T3"><text:tab/>According to Best, social statistics have two purposes. <text:s/>First, the public has a genuine interest in accurate descriptions of society. <text:s/>In the case of this </text:span><text:span text:style-name="T4">Economist</text:span><text:span text:style-name="T3"> article, the magazine writers and editors are likely more numerate than the general population and they have a stronger incentive to publish accurate summaries of society through statistical models than does the Chinese Communist Party. <text:s/>This claim is reasonable based on the long history of </text:span><text:span text:style-name="T4">The Economist</text:span><text:span text:style-name="T3"> magazine and its reputation. <text:s/>The article compares the official Chinese figures with the magazine’s economic models and provides a plausible explanation for excess deaths in China by showing that official COVID death statistics very likely underreported the real toll. <text:s/></text:span><text:span text:style-name="T4">The Economist’s</text:span><text:span text:style-name="T5"> article thereby uses social statistics in accordance with our causal model that one important purpose of statistics is to provide objectivity and accuracy to attempts at describing society. <text:s/>The second purpose of statistics, according to Best, is to supply ammunition for political struggles. <text:s/>Qiang appears, according to </text:span><text:span text:style-name="T4">The Economist</text:span><text:span text:style-name="T5"> to be engaged in this second, hidden purpose. <text:s/>Qiang, and by extension the Chinese government, has a strong interest in showing the world that China’s COVID and economic policies have been effective. By appearing competent in the face of a global pandemic and economic difficulties, the Chinese government is able to project strength to its own people and the world. <text:s/></text:span></text:p>
      <text:p text:style-name="Standard"><text:span text:style-name="T5"><text:tab/>Assuming innumeracy, however effective on some large percentage of people has its limits. When numerate people are willing examine statistics closely, the hidden purpose of social statistics can be made obvious. Qiang likely knows that numerate people will reject his statistics, but part of the political process is simply repeating incorrect or biased information to a large enough innumerate audience that accurate descriptions are appear as noise rather than signal. <text:s/>This political tactic, while unsubtle, is often effective enough.</text:span></text:p>
      <text:p text:style-name="Standard"><text:span text:style-name="T5"><text:tab/>Another important point is that I have engaged in an amount of innumeracy in responding to this article. <text:s/>I have formed an opinion based on social statistics provided by two parties. <text:s/>I believe one party to be the experts at </text:span><text:span text:style-name="T4">The Economist </text:span><text:span text:style-name="T5">and that they are both competent and interested in providing an accurate description of Chinese society’s economic and physical health. <text:s/>I’ve also supposed that the Chinese government is reporting innacurate numbers based on their incentives to project strength. <text:s/>Critically, however, I have not developed economic models or even checked the data and methods used by </text:span><text:span text:style-name="T4">The Economist</text:span><text:span text:style-name="T5">. <text:s/>While I believe numeracy to be important, I also believe that, in this case, rational ignorance is acceptable given </text:span><text:span text:style-name="T4">The Economist’s</text:span><text:span text:style-name="T5"> reputation. <text:s/>However a more numerate world might rebuke my position and encourage me to dig deeper.</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0T07:40:27.260488081</meta:creation-date>
    <dc:date>2024-01-20T12:08:47.798065357</dc:date>
    <meta:editing-duration>PT4H21M45S</meta:editing-duration>
    <meta:editing-cycles>2</meta:editing-cycles>
    <meta:generator>LibreOffice/7.6.4.1$Linux_X86_64 LibreOffice_project/60$Build-1</meta:generator>
    <meta:document-statistic meta:table-count="0" meta:image-count="0" meta:object-count="0" meta:page-count="1" meta:paragraph-count="8" meta:word-count="571" meta:character-count="3683" meta:non-whitespace-character-count="3094"/>
  </office:meta>
</office:document-meta>
</file>